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3A0000019702AC158C.jpg"/>
  <manifest:file-entry manifest:media-type="image/png" manifest:full-path="Pictures/100000000000000800000008DD0ADA29.png"/>
  <manifest:file-entry manifest:media-type="image/png" manifest:full-path="Pictures/100000000000012C000000E4C36C7F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5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style:text-properties fo:font-size="18pt" fo:font-weight="bold" style:font-size-asian="14pt" style:font-weight-asian="bold" style:font-size-complex="14pt" style:font-weight-complex="bold"/>
    </style:style>
    <style:style style:name="P8" style:family="paragraph">
      <style:paragraph-properties fo:line-height="150%" fo:text-align="start"/>
      <style:text-properties fo:font-size="18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6.312cm" svg:height="30.519cm" svg:x="1.966cm" svg:y="2.664cm">
          <text:p text:style-name="P1"><text:span text:style-name="T1">Karte</text:span></text:p>
        </draw:rect>
        <draw:custom-shape draw:style-name="gr2" draw:text-style-name="P3" draw:layer="layout" svg:width="15.6cm" svg:height="1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3cm" svg:x="1cm" svg:y="18.577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056cm" svg:height="0.962cm" svg:x="1.687cm" svg:y="35.449cm">
          <draw:text-box>
            <text:p text:style-name="P6"><text:span text:style-name="T4">Notiz</text:span></text:p>
          </draw:text-box>
        </draw:frame>
        <draw:frame draw:style-name="gr6" draw:text-style-name="P1" draw:layer="layout" svg:width="9cm" svg:height="1.22cm" svg:x="1.571cm" svg:y="0.901cm">
          <draw:image xlink:href="Pictures/100000000000093A0000019702AC158C.jpg" xlink:type="simple" xlink:show="embed" xlink:actuate="onLoad">
            <text:p/>
          </draw:image>
        </draw:frame>
        <draw:frame draw:style-name="gr6" draw:text-style-name="P1" draw:layer="layout" svg:width="4cm" svg:height="2.88cm" svg:x="24.259cm" svg:y="37.991cm">
          <draw:image xlink:href="Pictures/100000000000012C000000E4C36C7FCA.png" xlink:type="simple" xlink:show="embed" xlink:actuate="onLoad">
            <text:p/>
          </draw:image>
        </draw:frame>
        <draw:frame draw:style-name="gr7" draw:text-style-name="P8" draw:layer="layout" svg:width="2.808cm" svg:height="1.013cm" svg:x="1.673cm" svg:y="34.248cm">
          <draw:text-box>
            <text:p text:style-name="P8"><text:span text:style-name="T5">Datum:</text:span></text:p>
          </draw:text-box>
        </draw:frame>
        <draw:frame draw:style-name="gr7" draw:text-style-name="P8" draw:layer="layout" svg:width="3.354cm" svg:height="1.013cm" svg:x="11.037cm" svg:y="34.204cm">
          <draw:text-box>
            <text:p text:style-name="P8"><text:span text:style-name="T5">Maßstab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11T12:43:28</dc:date>
    <meta:editing-duration>PT15H15M24S</meta:editing-duration>
    <meta:editing-cycles>71</meta:editing-cycles>
    <meta:generator>OpenOffice.org/3.2$Linux OpenOffice.org_project/320m19$Build-9505</meta:generator>
    <meta:print-date>2011-03-09T11:24:10</meta:print-date>
    <meta:document-statistic meta:object-count="9"/>
    <meta:user-defined meta:name="Info 1"/>
    <meta:user-defined meta:name="Info 2"/>
    <meta:user-defined meta:name="Info 3"/>
    <meta:user-defined meta:name="Info 4"/>
  </office:meta>
</office:document-meta>
</file>